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CCItem&#13;&#10; │             └─([-\r\n\t\[\-\]\\]):'\&quot;'&#13;&#10; ├─Rule&#13;&#10; │ ├─RuleName:'_escC'&#13;&#10; │ └─Alt&#13;&#10; │   └─Con&#13;&#10; │     ├─Atom&#13;&#10; │     │ └─Terminal:'\\'&#13;&#10; │     └─Atom&#13;&#10; │       └─CClass&#13;&#10; │         └─PCList&#13;&#10; │           ├─CCItem&#13;&#10; │           │ └─([-\r\n\t\[\-\]\\]):'r'&#13;&#10; │           ├─CCItem&#13;&#10; │           │ └─([-\r\n\t\[\-\]\\]):'n'&#13;&#10; │           ├─CCItem&#13;&#10; │           │ └─([-\r\n\t\[\-\]\\]):'t'&#13;&#10; │           ├─CCItem&#13;&#10; │           │ └─escC:'['&#13;&#10; │           ├─CCItem&#13;&#10; │           │ └─escC:'-'&#13;&#10; │           ├─CCItem&#13;&#10; │           │ └─escC:']'&#13;&#10; │           └─CCItem&#13;&#10; │             └─escC:'\\'&#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CCItem&#13;&#10; │             │ └─escC:'-'&#13;&#10; │             ├─CCItem&#13;&#10; │             │ └─escC:']'&#13;&#10; │             └─CCItem&#13;&#10; │               └─escC:'\\'&#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0"/>│ └─escC:'-'</text:p>
            <text:p><text:s/>│ <text:s text:c="10"/>├─CCItem</text:p>
            <text:p><text:s/>│ <text:s text:c="10"/>│ └─escC:']'</text:p>
            <text:p><text:s/>│ <text:s text:c="10"/>└─CCItem</text:p>
            <text:p><text:s/>│ <text:s text:c="12"/>└─escC:'\\'</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CCItem</text:p>
            <text:p><text:s/>│ <text:s text:c="12"/>│ └─escC:'-'</text:p>
            <text:p><text:s/>│ <text:s text:c="12"/>├─CCItem</text:p>
            <text:p><text:s/>│ <text:s text:c="12"/>│ └─escC:']'</text:p>
            <text:p><text:s/>│ <text:s text:c="12"/>└─CCItem</text:p>
            <text:p><text:s/>│ <text:s text:c="14"/>└─escC:'\\'</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16:20:3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16:20:36.51</dc:date>
    <meta:editing-duration>P158DT16H27M33S</meta:editing-duration>
    <meta:editing-cycles>627</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Dim fFilter As Object
	fFilter = Fn.filter
	show(fFilter)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out As Object
	out = pSat(compose(inRange(Asc(lo), Asc(hi)), Fn.asc))
	out.str = "[" &amp; lo &amp; "-" &amp; hi &amp; "]"
	pRange = out
End Function

' TODO: optimize pCClass
Function pCClass(cs As Object)
	assertEqual(isList(cs), True).x
	Dim out As Object
	Dim f As Object
	f = compose(swap(filter, cs), equ)
	out = pSat(ite(compose(isNil, f), _
				fstArg(False), _
				fstArg(True) _
	))
	'out.str = "[" &amp; lo &amp; "-" &amp; hi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Str("\"), _
						pStr(DQ), _
						pStr("["), _
						pStr("-"), _
						pStr("]"),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